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background-color="transparent" fo:padding-left="0.2in" fo:padding-right="0.2in" fo:padding-top="0.0597in" fo:padding-bottom="0.0597in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2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3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4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A5" style:family="table-cell">
      <style:table-cell-properties fo:background-color="transparent" fo:padding-left="0.2in" fo:padding-right="0.2in" fo:padding-top="0.0597in" fo:padding-bottom="0.0597in" fo:border="none" style:writing-mode="page">
        <style:background-image/>
      </style:table-cell-properties>
    </style:style>
    <style:style style:name="Table1.B5" style:family="table-cell">
      <style:table-cell-properties fo:padding-left="0.2in" fo:padding-right="0.2in" fo:padding-top="0.0597in" fo:padding-bottom="0.0597in" fo:border-left="2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fo:font-weight="bold" officeooo:rsid="001414b3" style:font-weight-asian="bold" style:font-weight-complex="bold"/>
    </style:style>
    <style:style style:name="P4" style:family="paragraph" style:parent-style-name="Table_20_Contents">
      <style:paragraph-properties fo:margin-left="0.4925in" fo:margin-right="0in" fo:text-align="justify" style:justify-single-word="false" fo:text-indent="0in" style:auto-text-indent="false"/>
      <style:text-properties officeooo:rsid="004df25a" officeooo:paragraph-rsid="004df25a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paragraph-rsid="001c0b67" style:font-weight-asian="normal" style:font-weight-complex="normal"/>
    </style:style>
    <style:style style:name="P6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officeooo:rsid="0016e443" officeooo:paragraph-rsid="0016e443"/>
    </style:style>
    <style:style style:name="P7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8" style:family="paragraph" style:parent-style-name="Table_20_Contents">
      <style:text-properties fo:font-weight="bold" officeooo:paragraph-rsid="001aa265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263abb" officeooo:paragraph-rsid="00263abb"/>
    </style:style>
    <style:style style:name="P10" style:family="paragraph" style:parent-style-name="Table_20_Contents">
      <style:paragraph-properties fo:text-align="justify" style:justify-single-word="false"/>
      <style:text-properties officeooo:rsid="00263abb" officeooo:paragraph-rsid="004df25a"/>
    </style:style>
    <style:style style:name="P11" style:family="paragraph" style:parent-style-name="Table_20_Contents">
      <style:paragraph-properties fo:margin-top="0.0799in" fo:margin-bottom="0in" style:contextual-spacing="false"/>
      <style:text-properties fo:font-weight="bold" officeooo:paragraph-rsid="0016e443" style:font-weight-asian="bold" style:font-weight-complex="bold"/>
    </style:style>
    <style:style style:name="P12" style:family="paragraph" style:parent-style-name="Table_20_Contents">
      <style:paragraph-properties fo:margin-top="0.0799in" fo:margin-bottom="0in" style:contextual-spacing="false"/>
      <style:text-properties fo:font-weight="bold" officeooo:rsid="0014276f" officeooo:paragraph-rsid="0015f2f5" style:font-weight-asian="bold" style:font-weight-complex="bold"/>
    </style:style>
    <style:style style:name="P13" style:family="paragraph" style:parent-style-name="Table_20_Contents">
      <style:paragraph-properties fo:margin-top="0.0799in" fo:margin-bottom="0in" style:contextual-spacing="false"/>
      <style:text-properties fo:font-weight="bold" officeooo:rsid="0015f2f5" officeooo:paragraph-rsid="002bb1b3" style:font-weight-asian="bold" style:font-weight-complex="bold"/>
    </style:style>
    <style:style style:name="P14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officeooo:rsid="001b1810" officeooo:paragraph-rsid="001b1810"/>
    </style:style>
    <style:style style:name="P15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fo:font-weight="bold" officeooo:rsid="0018e67f" officeooo:paragraph-rsid="002bb1b3" style:font-weight-asian="bold" style:font-weight-complex="bold"/>
    </style:style>
    <style:style style:name="P16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1810" officeooo:paragraph-rsid="001b1810" style:font-weight-asian="bold" style:font-weight-complex="bold"/>
    </style:style>
    <style:style style:name="P17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e20a" officeooo:paragraph-rsid="001be20a" style:font-weight-asian="bold" style:font-weight-complex="bold"/>
    </style:style>
    <style:style style:name="P18" style:family="paragraph" style:parent-style-name="Standard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officeooo:rsid="001b1810" officeooo:paragraph-rsid="001b1810"/>
    </style:style>
    <style:style style:name="P19" style:family="paragraph" style:parent-style-name="Title">
      <style:paragraph-properties fo:break-before="page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Heading">
      <style:paragraph-properties fo:text-align="center" style:justify-single-word="false"/>
      <style:text-properties officeooo:paragraph-rsid="0045abb5"/>
    </style:style>
    <style:style style:name="P22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T1" style:family="text">
      <style:text-properties officeooo:rsid="0015f2f5"/>
    </style:style>
    <style:style style:name="T2" style:family="text">
      <style:text-properties officeooo:rsid="0016e44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9775"/>
    </style:style>
    <style:style style:name="T5" style:family="text">
      <style:text-properties fo:language="en" fo:country="US" officeooo:rsid="0018e67f"/>
    </style:style>
    <style:style style:name="T6" style:family="text">
      <style:text-properties fo:language="en" fo:country="US" officeooo:rsid="001aa265"/>
    </style:style>
    <style:style style:name="T7" style:family="text">
      <style:text-properties fo:language="en" fo:country="US" officeooo:rsid="001c0b67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17b60f"/>
    </style:style>
    <style:style style:name="T10" style:family="text">
      <style:text-properties officeooo:rsid="0018e6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20a" style:font-weight-asian="bold" style:font-weight-complex="bold"/>
    </style:style>
    <style:style style:name="T13" style:family="text">
      <style:text-properties fo:font-weight="bold" officeooo:rsid="001d8d73" style:font-weight-asian="bold" style:font-weight-complex="bold"/>
    </style:style>
    <style:style style:name="T14" style:family="text">
      <style:text-properties officeooo:rsid="001aa265"/>
    </style:style>
    <style:style style:name="T15" style:family="text">
      <style:text-properties officeooo:rsid="001b1810"/>
    </style:style>
    <style:style style:name="T16" style:family="text">
      <style:text-properties officeooo:rsid="001be20a"/>
    </style:style>
    <style:style style:name="T17" style:family="text">
      <style:text-properties officeooo:rsid="001f89d2"/>
    </style:style>
    <style:style style:name="T18" style:family="text">
      <style:text-properties officeooo:rsid="0020352a"/>
    </style:style>
    <style:style style:name="T19" style:family="text">
      <style:text-properties officeooo:rsid="0020f9ef"/>
    </style:style>
    <style:style style:name="T20" style:family="text">
      <style:text-properties officeooo:rsid="0022ac96"/>
    </style:style>
    <style:style style:name="T21" style:family="text">
      <style:text-properties officeooo:rsid="0026581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ac96" style:font-weight-asian="normal" style:font-weight-complex="normal"/>
    </style:style>
    <style:style style:name="T24" style:family="text">
      <style:text-properties fo:font-weight="normal" officeooo:rsid="0020f9ef" style:font-weight-asian="normal" style:font-weight-complex="normal"/>
    </style:style>
    <style:style style:name="T25" style:family="text">
      <style:text-properties fo:font-weight="normal" officeooo:rsid="0016e443" style:font-weight-asian="normal" style:font-weight-complex="normal"/>
    </style:style>
    <style:style style:name="T26" style:family="text">
      <style:text-properties fo:font-weight="normal" officeooo:rsid="0017b60f" style:font-weight-asian="normal" style:font-weight-complex="normal"/>
    </style:style>
    <style:style style:name="T27" style:family="text">
      <style:text-properties fo:font-weight="normal" officeooo:rsid="002e65a2" style:font-weight-asian="normal" style:font-weight-complex="normal"/>
    </style:style>
    <style:style style:name="T28" style:family="text">
      <style:text-properties fo:font-weight="normal" officeooo:rsid="004107aa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1a0dc"/>
    </style:style>
    <style:style style:name="T34" style:family="text">
      <style:text-properties officeooo:rsid="0036d9af"/>
    </style:style>
    <style:style style:name="T35" style:family="text">
      <style:text-properties officeooo:rsid="0042bf90"/>
    </style:style>
    <style:style style:name="T36" style:family="text">
      <style:text-properties officeooo:rsid="00504d86"/>
    </style:style>
  </office:automatic-styles>
  <office:body>
    <office:text>
      <office:forms form:automatic-focus="false" form:apply-design-mode="false"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  <form:form form:name="i1:j_id5919" form:apply-filter="true" form:method="post" form:control-implementation="ooo:com.sun.star.form.component.Form" office:target-frame="" xlink:href="../../../../../auth/app/student/faces/pages/index.x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8">C</text:span>urriculum <text:span text:style-name="T18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ersonal information</text:p>
          </table:table-cell>
          <table:table-cell table:style-name="Table1.B4" office:value-type="string">
            <text:p text:style-name="P3">Mróz Krzysztof</text:p>
            <text:p text:style-name="P2">ul. Startowa 11c/4</text:p>
            <text:p text:style-name="P2">80-461, Gdańsk</text:p>
            <text:p text:style-name="P2">514-185-121</text:p>
            <text:p text:style-name="P2"><text:a xlink:type="simple" xlink:href="mailto:developer@mrozo.pl">developer@mrozo.pl</text:a></text:p>
            <text:p text:style-name="P4">github.com/mrozo</text:p>
          </table:table-cell>
        </table:table-row>
        <table:table-row table:style-name="Table1.1">
          <table:table-cell table:style-name="Table1.A1" office:value-type="string">
            <text:p text:style-name="P20">Work experience</text:p>
          </table:table-cell>
          <table:table-cell table:style-name="Table1.B4" office:value-type="string">
            <text:p text:style-name="P12">2013 – 2014 – <text:span text:style-name="T1">BIOS Software engineer, Intel Technology Poland</text:span></text:p>
            <text:p text:style-name="P6">UEFI BIOS programmer, low level <text:span text:style-name="T17">OOP </text:span>C programming, international cooperation on projects including remote computer management capabilities built in <text:span text:style-name="T16">to </text:span>the firmware.</text:p>
            <text:p text:style-name="P11"><text:span text:style-name="T2">2013 VII – </text:span><text:bookmark text:name="result_box"/><text:span text:style-name="T3">apprenticeship, </text:span><text:span text:style-name="T4">Honeti</text:span></text:p>
            <text:p text:style-name="P7"><text:span text:style-name="T15">Analysis</text:span> and <text:span text:style-name="T15">comparison</text:span> of <text:span text:style-name="T15">available</text:span> GIS services, <text:span text:style-name="T34">analysis</text:span> and implementation of both allegro WebAPI or <text:s/>Ebay Web API <text:s/>basic PHP SDK.</text:p>
            <text:p text:style-name="P13">2008 – 2011 – Technician, <text:span text:style-name="T2">ArtZoneEvents</text:span><text:span text:style-name="T25">, m</text:span><text:span text:style-name="T26">ostly weekend job.</text:span></text:p>
            <text:p text:style-name="P15"><text:span text:style-name="T9">2011 – NOW() - technician, ArBuzz</text:span><text:span text:style-name="T26">, </text:span><text:span text:style-name="T27">occasional</text:span></text:p>
            <text:p text:style-name="P6">Various tasks 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4"><text:span text:style-name="T13">Occasional</text:span><text:span text:style-name="T11"> - created few web pages/</text:span><text:span text:style-name="T12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20">Education</text:p>
          </table:table-cell>
          <table:table-cell table:style-name="Table1.B4" office:value-type="string">
            <text:p text:style-name="P8"><text:span text:style-name="T14">2014 – NOW() - Ongoing, </text:span>Master of Science <text:span text:style-name="T14">in Electronics</text:span></text:p>
            <text:p text:style-name="P5"><text:span text:style-name="T3">Further specialization</text:span><text:span text:style-name="T6">s</text:span><text:span text:style-name="T3"> – </text:span><text:span text:style-name="T6">Computer Based Systems, Embedded <text:s/>Systems. </text:span><text:span text:style-name="T7">Faculty: ETI at Gdańsk University of Technology</text:span></text:p>
            <text:p text:style-name="P8"><text:span text:style-name="T10">2011 - 2014 – <text:s/></text:span><text:bookmark text:name="tw-target-text"/><text:span text:style-name="T3">Engineering academic degree </text:span><text:span text:style-name="T5">in Electronics</text:span></text:p>
            <text:p text:style-name="P5"><text:bookmark text:name="result_box1"/><text:span text:style-name="T3">Further specialization – </text:span><text:span text:style-name="T6">Computer based systems. </text:span><text:span text:style-name="T7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20">Skills</text:p>
          </table:table-cell>
          <table:table-cell table:style-name="Table1.B4" office:value-type="string">
            <text:p text:style-name="P18"><text:bookmark text:name="result_box2"/><text:span text:style-name="T8">Intermediate: </text:span>Low level <text:span text:style-name="T20">OOP in </text:span>C, high level C# and python programming, micro-controller based electronic projects, <text:span text:style-name="T19">electronic circuits design and manufacturing.</text:span></text:p>
            <text:p text:style-name="P16">Basic: <text:span text:style-name="T22">PHP+MySql</text:span><text:span text:style-name="T28">+JS</text:span><text:span text:style-name="T22"> web systems, <text:s/>VHDL/Verilog fpga programming.</text:span></text:p>
            <text:p text:style-name="P17">Other: <text:span text:style-name="T23">Well versed in</text:span><text:span text:style-name="T22"> Debian based OS </text:span><text:span text:style-name="T24">administration</text:span><text:span text:style-name="T22">, including small server/NAS applications. Bash scripting</text:span></text:p>
          </table:table-cell>
        </table:table-row>
        <table:table-row table:style-name="Table1.1">
          <table:table-cell table:style-name="Table1.A5" office:value-type="string">
            <text:p text:style-name="P20"><text:span text:style-name="T29">Hobbies, </text:span>Interests</text:p>
          </table:table-cell>
          <table:table-cell table:style-name="Table1.B5" office:value-type="string">
            <text:p text:style-name="P9">DIY <text:span text:style-name="T35">electronics and electromechanics</text:span>, <text:span text:style-name="T21">breaking warranty seals</text:span>, <text:span text:style-name="T30">personal distributed NAS, networking/connecting existing systems,</text:span> <text:span text:style-name="T33">searching for and analyzing available tools, all in all - hacking.</text:span> <text:span text:style-name="T35">Also g</text:span>ood board games, good company and bad girls.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504d86" style:font-size-asian="10pt" style:font-size-complex="10pt"/>
    </style:style>
    <style:style style:name="MT1" style:family="text">
      <style:text-properties officeooo:rsid="00504d86"/>
    </style:style>
    <style:page-layout style:name="Mpm1">
      <style:page-layout-properties fo:page-width="8.2681in" fo:page-height="11.6929in" style:num-format="1" style:print-orientation="portrait" fo:margin-top="0.7874in" fo:margin-bottom="0.65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<text:span text:style-name="MT1">tekst jednolity: Dz. U. z 2014 r.,poz. 1182)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3:23.551786265</meta:creation-date>
    <dc:date>2015-11-12T11:31:33.240317495</dc:date>
    <meta:editing-duration>PT6H11M25S</meta:editing-duration>
    <meta:editing-cycles>47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288" meta:character-count="2133" meta:non-whitespace-character-count="1858"/>
  </office:meta>
</office:document-meta>
</file>